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8984in" svg:height="5.6992in" svg:x="5.863in" svg:y="0.1047in">
            <draw:object draw:notify-on-update-of-ranges="Sheet1.B1:Sheet1.B1 Sheet1.B2:Sheet1.B461 Sheet1.A2:Sheet1.A4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30333450079144 </text:p>
          </table:table-cell>
          <table:table-cell office:value-type="float" office:value="106" calcext:value-type="float">
            <text:p>106</text:p>
          </table:table-cell>
          <table:table-cell office:value-type="float" office:value="688316" calcext:value-type="float">
            <text:p>688316</text:p>
          </table:table-cell>
        </table:table-row>
        <table:table-row table:style-name="ro1">
          <table:table-cell office:value-type="float" office:value="30355244919962" calcext:value-type="float">
            <text:p>30355244919962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0355245634026" calcext:value-type="float">
            <text:p>30355245634026</text:p>
          </table:table-cell>
          <table:table-cell office:value-type="float" office:value="104" calcext:value-type="float">
            <text:p>104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30356204750034" calcext:value-type="float">
            <text:p>30356204750034</text:p>
          </table:table-cell>
          <table:table-cell office:value-type="float" office:value="106" calcext:value-type="float">
            <text:p>106</text:p>
          </table:table-cell>
          <table:table-cell office:value-type="float" office:value="744924" calcext:value-type="float">
            <text:p>744924</text:p>
          </table:table-cell>
          <table:table-cell table:number-columns-repeated="2"/>
        </table:table-row>
        <table:table-row table:style-name="ro1">
          <table:table-cell office:value-type="float" office:value="30356204776634" calcext:value-type="float">
            <text:p>30356204776634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0356205579576" calcext:value-type="float">
            <text:p>30356205579576</text:p>
          </table:table-cell>
          <table:table-cell office:value-type="float" office:value="106" calcext:value-type="float">
            <text:p>106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30358123619388" calcext:value-type="float">
            <text:p>30358123619388</text:p>
          </table:table-cell>
          <table:table-cell office:value-type="float" office:value="106" calcext:value-type="float">
            <text:p>106</text:p>
          </table:table-cell>
          <table:table-cell office:value-type="float" office:value="1491404" calcext:value-type="float">
            <text:p>1491404</text:p>
          </table:table-cell>
          <table:table-cell table:number-columns-repeated="2"/>
        </table:table-row>
        <table:table-row table:style-name="ro1">
          <table:table-cell office:value-type="float" office:value="30358124376062" calcext:value-type="float">
            <text:p>30358124376062</text:p>
          </table:table-cell>
          <table:table-cell office:value-type="float" office:value="106" calcext:value-type="float">
            <text:p>106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1">
          <table:table-cell office:value-type="float" office:value="30359083609094" calcext:value-type="float">
            <text:p>30359083609094</text:p>
          </table:table-cell>
          <table:table-cell office:value-type="float" office:value="104" calcext:value-type="float">
            <text:p>104</text:p>
          </table:table-cell>
          <table:table-cell office:value-type="float" office:value="747525" calcext:value-type="float">
            <text:p>747525</text:p>
          </table:table-cell>
          <table:table-cell table:number-columns-repeated="2"/>
        </table:table-row>
        <table:table-row table:style-name="ro1">
          <table:table-cell office:value-type="float" office:value="30359083634462" calcext:value-type="float">
            <text:p>30359083634462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0359083646536" calcext:value-type="float">
            <text:p>30359083646536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0359084348780" calcext:value-type="float">
            <text:p>30359084348780</text:p>
          </table:table-cell>
          <table:table-cell office:value-type="float" office:value="106" calcext:value-type="float">
            <text:p>106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30361002392598" calcext:value-type="float">
            <text:p>30361002392598</text:p>
          </table:table-cell>
          <table:table-cell office:value-type="float" office:value="104" calcext:value-type="float">
            <text:p>104</text:p>
          </table:table-cell>
          <table:table-cell office:value-type="float" office:value="1491926" calcext:value-type="float">
            <text:p>1491926</text:p>
          </table:table-cell>
          <table:table-cell table:number-columns-repeated="2"/>
        </table:table-row>
        <table:table-row table:style-name="ro1">
          <table:table-cell office:value-type="float" office:value="30361003183402" calcext:value-type="float">
            <text:p>30361003183402</text:p>
          </table:table-cell>
          <table:table-cell office:value-type="float" office:value="106" calcext:value-type="float">
            <text:p>106</text:p>
          </table:table-cell>
          <table:table-cell office:value-type="float" office:value="593" calcext:value-type="float">
            <text:p>593</text:p>
          </table:table-cell>
          <table:table-cell table:number-columns-repeated="2"/>
        </table:table-row>
        <table:table-row table:style-name="ro1">
          <table:table-cell office:value-type="float" office:value="30361442266680" calcext:value-type="float">
            <text:p>30361442266680</text:p>
          </table:table-cell>
          <table:table-cell office:value-type="float" office:value="114" calcext:value-type="float">
            <text:p>114</text:p>
          </table:table-cell>
          <table:table-cell office:value-type="float" office:value="340209" calcext:value-type="float">
            <text:p>340209</text:p>
          </table:table-cell>
          <table:table-cell table:number-columns-repeated="2"/>
        </table:table-row>
        <table:table-row table:style-name="ro1">
          <table:table-cell office:value-type="float" office:value="30361447364415" calcext:value-type="float">
            <text:p>30361447364415</text:p>
          </table:table-cell>
          <table:table-cell office:value-type="float" office:value="114" calcext:value-type="float">
            <text:p>114</text:p>
          </table:table-cell>
          <table:table-cell office:value-type="float" office:value="3775" calcext:value-type="float">
            <text:p>3775</text:p>
          </table:table-cell>
          <table:table-cell table:number-columns-repeated="2"/>
        </table:table-row>
        <table:table-row table:style-name="ro1">
          <table:table-cell office:value-type="float" office:value="30361811132542" calcext:value-type="float">
            <text:p>30361811132542</text:p>
          </table:table-cell>
          <table:table-cell office:value-type="float" office:value="112" calcext:value-type="float">
            <text:p>112</text:p>
          </table:table-cell>
          <table:table-cell office:value-type="float" office:value="280109" calcext:value-type="float">
            <text:p>280109</text:p>
          </table:table-cell>
          <table:table-cell table:number-columns-repeated="2"/>
        </table:table-row>
        <table:table-row table:style-name="ro1">
          <table:table-cell office:value-type="float" office:value="30361811649004" calcext:value-type="float">
            <text:p>30361811649004</text:p>
          </table:table-cell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0361814103208" calcext:value-type="float">
            <text:p>30361814103208</text:p>
          </table:table-cell>
          <table:table-cell office:value-type="float" office:value="136" calcext:value-type="float">
            <text:p>136</text:p>
          </table:table-cell>
          <table:table-cell office:value-type="float" office:value="1773" calcext:value-type="float">
            <text:p>1773</text:p>
          </table:table-cell>
          <table:table-cell table:number-columns-repeated="2"/>
        </table:table-row>
        <table:table-row table:style-name="ro1">
          <table:table-cell office:value-type="float" office:value="30362137415644" calcext:value-type="float">
            <text:p>30362137415644</text:p>
          </table:table-cell>
          <table:table-cell office:value-type="float" office:value="104" calcext:value-type="float">
            <text:p>104</text:p>
          </table:table-cell>
          <table:table-cell office:value-type="float" office:value="249110" calcext:value-type="float">
            <text:p>249110</text:p>
          </table:table-cell>
          <table:table-cell table:number-columns-repeated="2"/>
        </table:table-row>
        <table:table-row table:style-name="ro1">
          <table:table-cell office:value-type="float" office:value="30362457541176" calcext:value-type="float">
            <text:p>30362457541176</text:p>
          </table:table-cell>
          <table:table-cell office:value-type="float" office:value="112" calcext:value-type="float">
            <text:p>112</text:p>
          </table:table-cell>
          <table:table-cell office:value-type="float" office:value="246328" calcext:value-type="float">
            <text:p>246328</text:p>
          </table:table-cell>
          <table:table-cell table:number-columns-repeated="2"/>
        </table:table-row>
        <table:table-row table:style-name="ro1">
          <table:table-cell office:value-type="float" office:value="30362458051191" calcext:value-type="float">
            <text:p>30362458051191</text:p>
          </table:table-cell>
          <table:table-cell office:value-type="float" office:value="114" calcext:value-type="float">
            <text:p>114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0362787194730" calcext:value-type="float">
            <text:p>30362787194730</text:p>
          </table:table-cell>
          <table:table-cell office:value-type="float" office:value="114" calcext:value-type="float">
            <text:p>114</text:p>
          </table:table-cell>
          <table:table-cell office:value-type="float" office:value="251429" calcext:value-type="float">
            <text:p>251429</text:p>
          </table:table-cell>
          <table:table-cell table:number-columns-repeated="2"/>
        </table:table-row>
        <table:table-row table:style-name="ro1">
          <table:table-cell office:value-type="float" office:value="30362787718122" calcext:value-type="float">
            <text:p>30362787718122</text:p>
          </table:table-cell>
          <table:table-cell office:value-type="float" office:value="106" calcext:value-type="float">
            <text:p>106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0362790143022" calcext:value-type="float">
            <text:p>30362790143022</text:p>
          </table:table-cell>
          <table:table-cell office:value-type="float" office:value="114" calcext:value-type="float">
            <text:p>114</text:p>
          </table:table-cell>
          <table:table-cell office:value-type="float" office:value="1755" calcext:value-type="float">
            <text:p>1755</text:p>
          </table:table-cell>
          <table:table-cell table:number-columns-repeated="2"/>
        </table:table-row>
        <table:table-row table:style-name="ro1">
          <table:table-cell office:value-type="float" office:value="30363133744040" calcext:value-type="float">
            <text:p>30363133744040</text:p>
          </table:table-cell>
          <table:table-cell office:value-type="float" office:value="110" calcext:value-type="float">
            <text:p>110</text:p>
          </table:table-cell>
          <table:table-cell office:value-type="float" office:value="265234" calcext:value-type="float">
            <text:p>265234</text:p>
          </table:table-cell>
          <table:table-cell table:number-columns-repeated="2"/>
        </table:table-row>
        <table:table-row table:style-name="ro1">
          <table:table-cell office:value-type="float" office:value="30363134223856" calcext:value-type="float">
            <text:p>30363134223856</text:p>
          </table:table-cell>
          <table:table-cell office:value-type="float" office:value="106" calcext:value-type="float">
            <text:p>106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0363136501590" calcext:value-type="float">
            <text:p>30363136501590</text:p>
          </table:table-cell>
          <table:table-cell office:value-type="float" office:value="114" calcext:value-type="float">
            <text:p>114</text:p>
          </table:table-cell>
          <table:table-cell office:value-type="float" office:value="1667" calcext:value-type="float">
            <text:p>1667</text:p>
          </table:table-cell>
          <table:table-cell table:number-columns-repeated="2"/>
        </table:table-row>
        <table:table-row table:style-name="ro1">
          <table:table-cell office:value-type="float" office:value="30363467734702" calcext:value-type="float">
            <text:p>30363467734702</text:p>
          </table:table-cell>
          <table:table-cell office:value-type="float" office:value="136" calcext:value-type="float">
            <text:p>136</text:p>
          </table:table-cell>
          <table:table-cell office:value-type="float" office:value="255155" calcext:value-type="float">
            <text:p>255155</text:p>
          </table:table-cell>
          <table:table-cell table:number-columns-repeated="2"/>
        </table:table-row>
        <table:table-row table:style-name="ro1">
          <table:table-cell office:value-type="float" office:value="30363470053966" calcext:value-type="float">
            <text:p>30363470053966</text:p>
          </table:table-cell>
          <table:table-cell office:value-type="float" office:value="106" calcext:value-type="float">
            <text:p>106</text:p>
          </table:table-cell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office:value-type="float" office:value="30363793987794" calcext:value-type="float">
            <text:p>30363793987794</text:p>
          </table:table-cell>
          <table:table-cell office:value-type="float" office:value="106" calcext:value-type="float">
            <text:p>106</text:p>
          </table:table-cell>
          <table:table-cell office:value-type="float" office:value="249696" calcext:value-type="float">
            <text:p>249696</text:p>
          </table:table-cell>
          <table:table-cell table:number-columns-repeated="2"/>
        </table:table-row>
        <table:table-row table:style-name="ro1">
          <table:table-cell office:value-type="float" office:value="30364105635393" calcext:value-type="float">
            <text:p>30364105635393</text:p>
          </table:table-cell>
          <table:table-cell office:value-type="float" office:value="114" calcext:value-type="float">
            <text:p>114</text:p>
          </table:table-cell>
          <table:table-cell office:value-type="float" office:value="239976" calcext:value-type="float">
            <text:p>239976</text:p>
          </table:table-cell>
          <table:table-cell table:number-columns-repeated="2"/>
        </table:table-row>
        <table:table-row table:style-name="ro1">
          <table:table-cell office:value-type="float" office:value="30364107960798" calcext:value-type="float">
            <text:p>30364107960798</text:p>
          </table:table-cell>
          <table:table-cell office:value-type="float" office:value="114" calcext:value-type="float">
            <text:p>114</text:p>
          </table:table-cell>
          <table:table-cell office:value-type="float" office:value="1705" calcext:value-type="float">
            <text:p>1705</text:p>
          </table:table-cell>
          <table:table-cell table:number-columns-repeated="2"/>
        </table:table-row>
        <table:table-row table:style-name="ro1">
          <table:table-cell office:value-type="float" office:value="30364425677798" calcext:value-type="float">
            <text:p>30364425677798</text:p>
          </table:table-cell>
          <table:table-cell office:value-type="float" office:value="146" calcext:value-type="float">
            <text:p>146</text:p>
          </table:table-cell>
          <table:table-cell office:value-type="float" office:value="244742" calcext:value-type="float">
            <text:p>244742</text:p>
          </table:table-cell>
          <table:table-cell table:number-columns-repeated="2"/>
        </table:table-row>
        <table:table-row table:style-name="ro1">
          <table:table-cell office:value-type="float" office:value="30364426191648" calcext:value-type="float">
            <text:p>30364426191648</text:p>
          </table:table-cell>
          <table:table-cell office:value-type="float" office:value="114" calcext:value-type="float">
            <text:p>114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0364428458898" calcext:value-type="float">
            <text:p>30364428458898</text:p>
          </table:table-cell>
          <table:table-cell office:value-type="float" office:value="114" calcext:value-type="float">
            <text:p>114</text:p>
          </table:table-cell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30364753808770" calcext:value-type="float">
            <text:p>30364753808770</text:p>
          </table:table-cell>
          <table:table-cell office:value-type="float" office:value="106" calcext:value-type="float">
            <text:p>106</text:p>
          </table:table-cell>
          <table:table-cell office:value-type="float" office:value="250996" calcext:value-type="float">
            <text:p>250996</text:p>
          </table:table-cell>
          <table:table-cell table:number-columns-repeated="2"/>
        </table:table-row>
        <table:table-row table:style-name="ro1">
          <table:table-cell office:value-type="float" office:value="30364756218608" calcext:value-type="float">
            <text:p>30364756218608</text:p>
          </table:table-cell>
          <table:table-cell office:value-type="float" office:value="106" calcext:value-type="float">
            <text:p>106</text:p>
          </table:table-cell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office:value-type="float" office:value="30365075242558" calcext:value-type="float">
            <text:p>30365075242558</text:p>
          </table:table-cell>
          <table:table-cell office:value-type="float" office:value="104" calcext:value-type="float">
            <text:p>104</text:p>
          </table:table-cell>
          <table:table-cell office:value-type="float" office:value="244589" calcext:value-type="float">
            <text:p>244589</text:p>
          </table:table-cell>
          <table:table-cell table:number-columns-repeated="2"/>
        </table:table-row>
        <table:table-row table:style-name="ro1">
          <table:table-cell office:value-type="float" office:value="30365077594360" calcext:value-type="float">
            <text:p>30365077594360</text:p>
          </table:table-cell>
          <table:table-cell office:value-type="float" office:value="136" calcext:value-type="float">
            <text:p>136</text:p>
          </table:table-cell>
          <table:table-cell office:value-type="float" office:value="1741" calcext:value-type="float">
            <text:p>1741</text:p>
          </table:table-cell>
          <table:table-cell table:number-columns-repeated="2"/>
        </table:table-row>
        <table:table-row table:style-name="ro1">
          <table:table-cell office:value-type="float" office:value="30365077597856" calcext:value-type="float">
            <text:p>3036507759785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367951045280" calcext:value-type="float">
            <text:p>30367951045280</text:p>
          </table:table-cell>
          <table:table-cell office:value-type="float" office:value="106" calcext:value-type="float">
            <text:p>106</text:p>
          </table:table-cell>
          <table:table-cell office:value-type="float" office:value="2231770" calcext:value-type="float">
            <text:p>2231770</text:p>
          </table:table-cell>
          <table:table-cell table:number-columns-repeated="2"/>
        </table:table-row>
        <table:table-row table:style-name="ro1">
          <table:table-cell office:value-type="float" office:value="30367951942626" calcext:value-type="float">
            <text:p>30367951942626</text:p>
          </table:table-cell>
          <table:table-cell office:value-type="float" office:value="136" calcext:value-type="float">
            <text:p>136</text:p>
          </table:table-cell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30367951945938" calcext:value-type="float">
            <text:p>3036795194593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368911150576" calcext:value-type="float">
            <text:p>30368911150576</text:p>
          </table:table-cell>
          <table:table-cell office:value-type="float" office:value="106" calcext:value-type="float">
            <text:p>106</text:p>
          </table:table-cell>
          <table:table-cell office:value-type="float" office:value="742326" calcext:value-type="float">
            <text:p>742326</text:p>
          </table:table-cell>
          <table:table-cell table:number-columns-repeated="2"/>
        </table:table-row>
        <table:table-row table:style-name="ro1">
          <table:table-cell office:value-type="float" office:value="30368911178052" calcext:value-type="float">
            <text:p>30368911178052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30370830146438" calcext:value-type="float">
            <text:p>30370830146438</text:p>
          </table:table-cell>
          <table:table-cell office:value-type="float" office:value="106" calcext:value-type="float">
            <text:p>106</text:p>
          </table:table-cell>
          <table:table-cell office:value-type="float" office:value="1492755" calcext:value-type="float">
            <text:p>1492755</text:p>
          </table:table-cell>
          <table:table-cell table:number-columns-repeated="2"/>
        </table:table-row>
        <table:table-row table:style-name="ro1">
          <table:table-cell office:value-type="float" office:value="30370830998632" calcext:value-type="float">
            <text:p>30370830998632</text:p>
          </table:table-cell>
          <table:table-cell office:value-type="float" office:value="104" calcext:value-type="float">
            <text:p>104</text:p>
          </table:table-cell>
          <table:table-cell office:value-type="float" office:value="641" calcext:value-type="float">
            <text:p>641</text:p>
          </table:table-cell>
          <table:table-cell table:number-columns-repeated="2"/>
        </table:table-row>
        <table:table-row table:style-name="ro1">
          <table:table-cell office:value-type="float" office:value="30371790329886" calcext:value-type="float">
            <text:p>30371790329886</text:p>
          </table:table-cell>
          <table:table-cell office:value-type="float" office:value="106" calcext:value-type="float">
            <text:p>106</text:p>
          </table:table-cell>
          <table:table-cell office:value-type="float" office:value="744986" calcext:value-type="float">
            <text:p>744986</text:p>
          </table:table-cell>
          <table:table-cell table:number-columns-repeated="2"/>
        </table:table-row>
        <table:table-row table:style-name="ro1">
          <table:table-cell office:value-type="float" office:value="30373709243102" calcext:value-type="float">
            <text:p>30373709243102</text:p>
          </table:table-cell>
          <table:table-cell office:value-type="float" office:value="158" calcext:value-type="float">
            <text:p>158</text:p>
          </table:table-cell>
          <table:table-cell office:value-type="float" office:value="1494907" calcext:value-type="float">
            <text:p>1494907</text:p>
          </table:table-cell>
          <table:table-cell table:number-columns-repeated="2"/>
        </table:table-row>
        <table:table-row table:style-name="ro1">
          <table:table-cell office:value-type="float" office:value="30373709269702" calcext:value-type="float">
            <text:p>30373709269702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0373710085954" calcext:value-type="float">
            <text:p>30373710085954</text:p>
          </table:table-cell>
          <table:table-cell office:value-type="float" office:value="106" calcext:value-type="float">
            <text:p>106</text:p>
          </table:table-cell>
          <table:table-cell office:value-type="float" office:value="620" calcext:value-type="float">
            <text:p>620</text:p>
          </table:table-cell>
          <table:table-cell table:number-columns-repeated="2"/>
        </table:table-row>
        <table:table-row table:style-name="ro1">
          <table:table-cell office:value-type="float" office:value="30374669399806" calcext:value-type="float">
            <text:p>30374669399806</text:p>
          </table:table-cell>
          <table:table-cell office:value-type="float" office:value="106" calcext:value-type="float">
            <text:p>106</text:p>
          </table:table-cell>
          <table:table-cell office:value-type="float" office:value="745325" calcext:value-type="float">
            <text:p>745325</text:p>
          </table:table-cell>
          <table:table-cell table:number-columns-repeated="2"/>
        </table:table-row>
        <table:table-row table:style-name="ro1">
          <table:table-cell office:value-type="float" office:value="30374670349352" calcext:value-type="float">
            <text:p>30374670349352</text:p>
          </table:table-cell>
          <table:table-cell office:value-type="float" office:value="106" calcext:value-type="float">
            <text:p>106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1">
          <table:table-cell office:value-type="float" office:value="30376588454420" calcext:value-type="float">
            <text:p>30376588454420</text:p>
          </table:table-cell>
          <table:table-cell office:value-type="float" office:value="106" calcext:value-type="float">
            <text:p>106</text:p>
          </table:table-cell>
          <table:table-cell office:value-type="float" office:value="1492432" calcext:value-type="float">
            <text:p>1492432</text:p>
          </table:table-cell>
          <table:table-cell table:number-columns-repeated="2"/>
        </table:table-row>
        <table:table-row table:style-name="ro1">
          <table:table-cell office:value-type="float" office:value="30376588482592" calcext:value-type="float">
            <text:p>30376588482592</text:p>
          </table:table-cell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0377548902200" calcext:value-type="float">
            <text:p>30377548902200</text:p>
          </table:table-cell>
          <table:table-cell office:value-type="float" office:value="106" calcext:value-type="float">
            <text:p>106</text:p>
          </table:table-cell>
          <table:table-cell office:value-type="float" office:value="746989" calcext:value-type="float">
            <text:p>7469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3:47:57.210012350</dc:date>
    <meta:document-statistic meta:table-count="1" meta:cell-count="17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223cm" svg:height="14.477cm" xlink:href=".." xlink:type="simple" chart:class="chart:scatter" chart:style-name="ch1">
        <chart:legend chart:legend-position="end" svg:x="27.159cm" svg:y="6.939cm" style:legend-expansion="high" chart:style-name="ch2"/>
        <chart:plot-area chart:style-name="ch3" table:cell-range-address="Sheet1.A2:Sheet1.B461 Sheet1.B1:Sheet1.B1" chart:data-source-has-labels="row" svg:x="0.604cm" svg:y="0.289cm" svg:width="25.951cm" svg:height="13.899cm">
          <chartooo:coordinate-region svg:x="1.901cm" svg:y="0.488cm" svg:width="23.356cm" svg:height="13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61" chart:label-cell-address="Sheet1.B1:Sheet1.B1" chart:class="chart:scatter">
            <chart:domain table:cell-range-address="Sheet1.A2:Sheet1.A461"/>
            <chart:data-point chart:repeated="4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55244919962">
                <text:p>30355244919962</text:p>
                <draw:g>
                  <svg:desc>Sheet1.A2:Sheet1.A461</svg:desc>
                </draw:g>
              </table:table-cell>
              <table:table-cell office:value-type="float" office:value="106">
                <text:p>106</text:p>
                <draw:g>
                  <svg:desc>Sheet1.B2:Sheet1.B4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355245634026">
                <text:p>303552456340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356204750034">
                <text:p>303562047500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56204776634">
                <text:p>303562047766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56205579576">
                <text:p>303562055795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58123619388">
                <text:p>303581236193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58124376062">
                <text:p>303581243760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359083609094">
                <text:p>303590836090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59083634462">
                <text:p>303590836344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359083646536">
                <text:p>303590836465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59084348780">
                <text:p>303590843487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361002392598">
                <text:p>303610023925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361003183402">
                <text:p>303610031834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361442266680">
                <text:p>303614422666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361447364415">
                <text:p>303614473644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61811132542">
                <text:p>303618111325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361811649004">
                <text:p>303618116490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361814103208">
                <text:p>3036181410320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362137415644">
                <text:p>303621374156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362457541176">
                <text:p>303624575411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362458051191">
                <text:p>303624580511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362787194730">
                <text:p>303627871947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362787718122">
                <text:p>303627877181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362790143022">
                <text:p>303627901430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63133744040">
                <text:p>303631337440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363134223856">
                <text:p>303631342238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363136501590">
                <text:p>303631365015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363467734702">
                <text:p>303634677347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363470053966">
                <text:p>3036347005396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363793987794">
                <text:p>303637939877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364105635393">
                <text:p>303641056353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364107960798">
                <text:p>303641079607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64425677798">
                <text:p>3036442567779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364426191648">
                <text:p>303644261916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364428458898">
                <text:p>303644284588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64753808770">
                <text:p>303647538087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364756218608">
                <text:p>303647562186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365075242558">
                <text:p>3036507524255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365077594360">
                <text:p>303650775943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65077597856">
                <text:p>303650775978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67951045280">
                <text:p>303679510452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367951942626">
                <text:p>303679519426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367951945938">
                <text:p>303679519459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368911150576">
                <text:p>303689111505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368911178052">
                <text:p>303689111780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370830146438">
                <text:p>303708301464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70830998632">
                <text:p>303708309986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371790329886">
                <text:p>303717903298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373709243102">
                <text:p>3037370924310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373709269702">
                <text:p>3037370926970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373710085954">
                <text:p>303737100859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374669399806">
                <text:p>303746693998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374670349352">
                <text:p>303746703493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376588454420">
                <text:p>303765884544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376588482592">
                <text:p>303765884825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377548902200">
                <text:p>303775489022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